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DecompteFactureMaladiePerseus" style:family="table">
      <style:table-properties style:width="17cm" table:align="left" table:border-model="separating"/>
    </style:style>
    <style:style style:name="tableauDecompteFactureMaladiePerseus.A" style:family="table-column">
      <style:table-column-properties style:column-width="9.499cm"/>
    </style:style>
    <style:style style:name="tableauDecompteFactureMaladiePerseus.B" style:family="table-column">
      <style:table-column-properties style:column-width="2.54cm"/>
    </style:style>
    <style:style style:name="tableauDecompteFactureMaladiePerseus.C" style:family="table-column">
      <style:table-column-properties style:column-width="2.487cm"/>
    </style:style>
    <style:style style:name="tableauDecompteFactureMaladiePerseus.D" style:family="table-column">
      <style:table-column-properties style:column-width="2.475cm"/>
    </style:style>
    <style:style style:name="tableauDecompteFactureMaladiePerseus.1" style:family="table-row">
      <style:table-row-properties style:min-row-height="0.499cm"/>
    </style:style>
    <style:style style:name="tableauDecompteFactureMaladiePerseus.A1" style:family="table-cell">
      <style:table-cell-properties fo:padding="0cm" fo:border-left="none" fo:border-right="none" fo:border-top="0.018cm solid #000000" fo:border-bottom="none"/>
    </style:style>
    <style:style style:name="tableauDecompteFactureMaladiePerseus.A2" style:family="table-cell">
      <style:table-cell-properties fo:padding="0cm" fo:border="none"/>
    </style:style>
    <style:style style:name="tableauDecompteFactureMaladiePerseus.B2" style:family="table-cell">
      <style:table-cell-properties fo:background-color="transparent" fo:padding="0.049cm" fo:border-left="0.018cm solid #000000" fo:border-right="none" fo:border-top="0.018cm solid #000000" fo:border-bottom="0.018cm solid #000000">
        <style:background-image/>
      </style:table-cell-properties>
    </style:style>
    <style:style style:name="tableauDecompteFactureMaladiePerseus.D2" style:family="table-cell">
      <style:table-cell-properties fo:background-color="transparent" fo:padding="0.049cm" fo:border="0.018cm solid #000000">
        <style:background-image/>
      </style:table-cell-properties>
    </style:style>
    <style:style style:name="tableauDecompteFactureMaladiePerseus.3" style:family="table-row">
      <style:table-row-properties style:row-height="0.4cm" style:keep-together="false" fo:keep-together="always"/>
    </style:style>
    <style:style style:name="tableauDecompteFactureMaladiePerseus.A3" style:family="table-cell">
      <style:table-cell-properties style:vertical-align="middle" fo:padding="0cm" fo:border="none"/>
    </style:style>
    <style:style style:name="tableauDecompteFactureMaladiePerseus.B3" style:family="table-cell">
      <style:table-cell-properties style:vertical-align="middle" fo:padding="0.049cm" fo:border-left="0.018cm solid #000000" fo:border-right="none" fo:border-top="none" fo:border-bottom="none"/>
    </style:style>
    <style:style style:name="tableauDecompteFactureMaladiePerseus.D3" style:family="table-cell">
      <style:table-cell-properties style:vertical-align="middle" fo:padding="0.049cm" fo:border-left="0.018cm solid #000000" fo:border-right="0.018cm solid #000000" fo:border-top="none" fo:border-bottom="none"/>
    </style:style>
    <style:style style:name="tableauDecompteFactureMaladiePerseus.A8" style:family="table-cell">
      <style:table-cell-properties style:vertical-align="bottom" fo:padding="0cm" fo:border="none"/>
    </style:style>
    <style:style style:name="tableauDecompteFactureMaladiePerseus.B8" style:family="table-cell">
      <style:table-cell-properties style:vertical-align="bottom" fo:padding="0.049cm" fo:border-left="0.018cm solid #000000" fo:border-right="none" fo:border-top="none" fo:border-bottom="none"/>
    </style:style>
    <style:style style:name="tableauDecompteFactureMaladiePerseus.D8" style:family="table-cell">
      <style:table-cell-properties style:vertical-align="bottom" fo:padding="0.049cm" fo:border-left="0.018cm solid #000000" fo:border-right="0.018cm solid #000000" fo:border-top="none" fo:border-bottom="none"/>
    </style:style>
    <style:style style:name="tableauDecompteFactureMaladiePerseus.A9" style:family="table-cell">
      <style:table-cell-properties style:vertical-align="bottom" fo:padding="0cm" fo:border-left="none" fo:border-right="none" fo:border-top="none" fo:border-bottom="0.018cm solid #000000"/>
    </style:style>
    <style:style style:name="tableauDecompteFactureMaladiePerseus.B9" style:family="table-cell">
      <style:table-cell-properties style:vertical-align="bottom" fo:padding="0cm" fo:border-left="0.018cm solid #000000" fo:border-right="none" fo:border-top="none" fo:border-bottom="0.018cm solid #000000"/>
    </style:style>
    <style:style style:name="tableauDecompteFactureMaladiePerseus.D9" style:family="table-cell">
      <style:table-cell-properties style:vertical-align="bottom" fo:padding="0cm" fo:border-left="0.018cm solid #000000" fo:border-right="0.018cm solid #000000" fo:border-top="none" fo:border-bottom="0.018cm solid #000000"/>
    </style:style>
    <style:style style:name="tableauDecompteFactureMaladiePerseus.A10" style:family="table-cell">
      <style:table-cell-properties fo:padding="0cm" fo:border-left="none" fo:border-right="none" fo:border-top="0.035cm solid #000000" fo:border-bottom="none"/>
    </style:style>
    <style:style style:name="tableauDecompteFactureMaladiePerseus.B10" style:family="table-cell">
      <style:table-cell-properties fo:padding="0cm" fo:border-left="0.018cm solid #000000" fo:border-right="none" fo:border-top="0.035cm solid #000000" fo:border-bottom="none"/>
    </style:style>
    <style:style style:name="tableauDecompteFactureMaladiePerseus.D10" style:family="table-cell">
      <style:table-cell-properties fo:padding="0cm" fo:border-left="0.018cm solid #000000" fo:border-right="0.018cm solid #000000" fo:border-top="0.035cm solid #000000" fo:border-bottom="none"/>
    </style:style>
    <style:style style:name="tableauDecompteFactureMaladiePerseus.B11" style:family="table-cell">
      <style:table-cell-properties fo:padding="0.049cm" fo:border-left="0.018cm solid #000000" fo:border-right="none" fo:border-top="none" fo:border-bottom="none"/>
    </style:style>
    <style:style style:name="tableauDecompteFactureMaladiePerseus.D11" style:family="table-cell">
      <style:table-cell-properties fo:padding="0.049cm" fo:border-left="0.018cm solid #000000" fo:border-right="0.018cm solid #000000" fo:border-top="none" fo:border-bottom="none"/>
    </style:style>
    <style:style style:name="tableauDecompteFactureMaladiePerseus.A14" style:family="table-cell">
      <style:table-cell-properties fo:padding="0cm" fo:border-left="none" fo:border-right="none" fo:border-top="none" fo:border-bottom="0.018cm solid #000000"/>
    </style:style>
    <style:style style:name="tableauDecompteFactureMaladiePerseus.B14" style:family="table-cell">
      <style:table-cell-properties fo:padding="0cm" fo:border-left="0.018cm solid #000000" fo:border-right="none" fo:border-top="none" fo:border-bottom="0.018cm solid #000000"/>
    </style:style>
    <style:style style:name="tableauDecompteFactureMaladiePerseus.D14" style:family="table-cell">
      <style:table-cell-properties fo:padding="0cm" fo:border-left="0.018cm solid #000000" fo:border-right="0.018cm solid #000000" fo:border-top="none" fo:border-bottom="0.018cm solid #000000"/>
    </style:style>
    <style:style style:name="P1" style:family="paragraph" style:parent-style-name="Standard">
      <style:text-properties style:font-name="Arial" fo:font-size="9pt" style:font-size-asian="9pt" style:font-size-complex="9pt"/>
    </style:style>
    <style:style style:name="P2" style:family="paragraph" style:parent-style-name="Standard">
      <style:paragraph-properties fo:text-align="start" style:justify-single-word="false"/>
      <style:text-properties style:font-name="Arial" fo:font-size="9pt" style:font-size-asian="9pt" style:font-size-complex="9pt"/>
    </style:style>
    <style:style style:name="P3" style:family="paragraph" style:parent-style-name="Standard"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4" style:family="paragraph" style:parent-style-name="Table_20_Contents">
      <style:paragraph-properties fo:text-align="end" style:justify-single-word="false" fo:padding="0cm" fo:border="none" style:shadow="none"/>
      <style:text-properties style:font-name="Arial" fo:font-size="9pt" style:text-underline-style="none" fo:font-weight="bold" style:font-size-asian="9pt" style:font-weight-asian="bold" style:font-size-complex="9pt" style:font-weight-complex="bold"/>
    </style:style>
    <style:style style:name="P5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8" style:family="paragraph" style:parent-style-name="Table_20_Contents">
      <style:text-properties style:font-name="Arial" fo:font-size="9pt" style:font-size-asian="9pt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style:font-size-asian="9pt" style:font-size-complex="9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9pt" style:font-size-asian="9pt" style:font-size-complex="9pt"/>
    </style:style>
    <style:style style:name="P11" style:family="paragraph" style:parent-style-name="Table_20_Contents">
      <style:text-properties fo:color="#000000" style:font-name="Arial" fo:font-size="9pt" style:font-size-asian="9pt" style:font-size-complex="9pt"/>
    </style:style>
    <style:style style:name="P12" style:family="paragraph" style:parent-style-name="Table_20_Contents">
      <style:paragraph-properties fo:text-align="start" style:justify-single-word="false"/>
      <style:text-properties fo:color="#000000" style:font-name="Arial" fo:font-size="9pt" style:font-size-asian="9pt" style:font-size-complex="9pt"/>
    </style:style>
    <style:style style:name="P13" style:family="paragraph" style:parent-style-name="Table_20_Contents">
      <style:paragraph-properties fo:text-align="start" style:justify-single-word="false" style:shadow="none"/>
      <style:text-properties style:font-name="Arial" fo:font-size="9pt" fo:font-weight="bold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start" style:justify-single-word="false" style:shadow="none"/>
      <style:text-properties style:font-name="Arial" fo:font-size="9pt" style:font-size-asian="9pt" style:font-size-complex="9pt"/>
    </style:style>
    <style:style style:name="P15" style:family="paragraph" style:parent-style-name="Standard" style:master-page-name="">
      <style:paragraph-properties fo:text-align="start" style:justify-single-word="false" style:page-number="auto" fo:break-before="auto" fo:break-after="auto"/>
      <style:text-properties style:font-name="Arial" fo:font-size="9pt" style:font-size-asian="9pt" style:font-size-complex="9pt"/>
    </style:style>
    <style:style style:name="P16" style:family="paragraph" style:parent-style-name="Table_20_Contents">
      <style:paragraph-properties fo:text-align="end" style:justify-single-word="false"/>
      <style:text-properties style:font-name="Arial" fo:font-size="9pt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%=AnneeDecompte=% - %=NumDecisionDecompte=% %=DateDecisionDecompte=%<text:tab/><text:tab/><text:tab/><text:tab/><text:tab/><text:tab/><text:tab/><text:page-number text:select-page="current">1</text:page-number></text:p>
      <text:p text:style-name="P2">%=NumNssDecompte=%<text:tab/>%=AyantDroitDecompte=% %=DateNaissanceDecompte=%</text:p>
      <table:table table:name="tableauDecompteFactureMaladiePerseus" table:style-name="tableauDecompteFactureMaladiePerseus">
        <table:table-column table:style-name="tableauDecompteFactureMaladiePerseus.A"/>
        <table:table-column table:style-name="tableauDecompteFactureMaladiePerseus.B"/>
        <table:table-column table:style-name="tableauDecompteFactureMaladiePerseus.C"/>
        <table:table-column table:style-name="tableauDecompteFactureMaladiePerseus.D"/>
        <table:table-row table:style-name="tableauDecompteFactureMaladiePerseus.1">
          <table:table-cell table:style-name="tableauDecompteFactureMaladiePerseus.A1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auDecompteFactureMaladiePerseus.1">
          <table:table-cell table:style-name="tableauDecompteFactureMaladiePerseus.A2" office:value-type="string">
            <text:p text:style-name="P1">%{typeLigneZero}%%=TitreDecomptePrestation=%</text:p>
          </table:table-cell>
          <table:table-cell table:style-name="tableauDecompteFactureMaladiePerseus.B2" office:value-type="string">
            <text:p text:style-name="P14">%=TitreMontantDemande=%</text:p>
          </table:table-cell>
          <table:table-cell table:style-name="tableauDecompteFactureMaladiePerseus.B2" office:value-type="string">
            <text:p text:style-name="P14">%=TitreMontantNonReconnu=%</text:p>
          </table:table-cell>
          <table:table-cell table:style-name="tableauDecompteFactureMaladiePerseus.D2" office:value-type="string">
            <text:p text:style-name="P13">%=TitreMontantAdmis=%</text:p>
          </table:table-cell>
        </table:table-row>
        <table:table-row table:style-name="tableauDecompteFactureMaladiePerseus.3">
          <table:table-cell table:style-name="tableauDecompteFactureMaladiePerseus.A3" office:value-type="string">
            <text:p text:style-name="P8">%{typeLigneUne}%%=SujetPrestation=%</text:p>
          </table:table-cell>
          <table:table-cell table:style-name="tableauDecompteFactureMaladiePerseus.B3" office:value-type="string">
            <text:p text:style-name="P8"/>
          </table:table-cell>
          <table:table-cell table:style-name="tableauDecompteFactureMaladiePerseus.B3" office:value-type="string">
            <text:p text:style-name="P8"/>
          </table:table-cell>
          <table:table-cell table:style-name="tableauDecompteFactureMaladiePerseus.D3" office:value-type="string">
            <text:p text:style-name="P8"/>
          </table:table-cell>
        </table:table-row>
        <table:table-row table:style-name="tableauDecompteFactureMaladiePerseus.3">
          <table:table-cell table:style-name="tableauDecompteFactureMaladiePerseus.A3" office:value-type="string">
            <text:p text:style-name="P8">%{typeLigneDeux}%%=DateFacturePrestation=%</text:p>
          </table:table-cell>
          <table:table-cell table:style-name="tableauDecompteFactureMaladiePerseus.B3" office:value-type="string">
            <text:p text:style-name="P9">%=MontantDemandePeriodeRFM=%</text:p>
          </table:table-cell>
          <table:table-cell table:style-name="tableauDecompteFactureMaladiePerseus.B3" office:value-type="string">
            <text:p text:style-name="P8"/>
          </table:table-cell>
          <table:table-cell table:style-name="tableauDecompteFactureMaladiePerseus.D3" office:value-type="string">
            <text:p text:style-name="P8"/>
          </table:table-cell>
        </table:table-row>
        <table:table-row table:style-name="tableauDecompteFactureMaladiePerseus.3">
          <table:table-cell table:style-name="tableauDecompteFactureMaladiePerseus.A3" office:value-type="string">
            <text:p text:style-name="P8">%{typeLigneTrois}%%=BeneficiairePrestation=%</text:p>
          </table:table-cell>
          <table:table-cell table:style-name="tableauDecompteFactureMaladiePerseus.B3" office:value-type="string">
            <text:p text:style-name="P8"/>
          </table:table-cell>
          <table:table-cell table:style-name="tableauDecompteFactureMaladiePerseus.B3" office:value-type="string">
            <text:p text:style-name="P8"/>
          </table:table-cell>
          <table:table-cell table:style-name="tableauDecompteFactureMaladiePerseus.D3" office:value-type="string">
            <text:p text:style-name="P8"/>
          </table:table-cell>
        </table:table-row>
        <table:table-row table:style-name="tableauDecompteFactureMaladiePerseus.3">
          <table:table-cell table:style-name="tableauDecompteFactureMaladiePerseus.A3" office:value-type="string">
            <text:p text:style-name="P8">%{typeLigneQuatre}%%=PeriodePrestation=%</text:p>
          </table:table-cell>
          <table:table-cell table:style-name="tableauDecompteFactureMaladiePerseus.B3" office:value-type="string">
            <text:p text:style-name="P10"/>
          </table:table-cell>
          <table:table-cell table:style-name="tableauDecompteFactureMaladiePerseus.B3" office:value-type="string">
            <text:p text:style-name="P10"/>
          </table:table-cell>
          <table:table-cell table:style-name="tableauDecompteFactureMaladiePerseus.D3" office:value-type="string">
            <text:p text:style-name="P12"/>
          </table:table-cell>
        </table:table-row>
        <table:table-row table:style-name="tableauDecompteFactureMaladiePerseus.3">
          <table:table-cell table:style-name="tableauDecompteFactureMaladiePerseus.A3" office:value-type="string">
            <text:p text:style-name="P8">%{typeLigneCinq}%%=DetailPrestation=%</text:p>
          </table:table-cell>
          <table:table-cell table:style-name="tableauDecompteFactureMaladiePerseus.B3" office:value-type="string">
            <text:p text:style-name="P8"/>
          </table:table-cell>
          <table:table-cell table:style-name="tableauDecompteFactureMaladiePerseus.B3" office:value-type="string">
            <text:p text:style-name="P9">%=MontantNonReconnuPeriodeRFM=%</text:p>
          </table:table-cell>
          <table:table-cell table:style-name="tableauDecompteFactureMaladiePerseus.D3" office:value-type="string">
            <text:p text:style-name="P11"/>
          </table:table-cell>
        </table:table-row>
        <table:table-row table:style-name="tableauDecompteFactureMaladiePerseus.1">
          <table:table-cell table:style-name="tableauDecompteFactureMaladiePerseus.A8" office:value-type="string">
            <text:p text:style-name="P5">%{typeLigneSix}%%=TexteMontantTotal=%</text:p>
          </table:table-cell>
          <table:table-cell table:style-name="tableauDecompteFactureMaladiePerseus.B8" office:value-type="string">
            <text:p text:style-name="P5"/>
          </table:table-cell>
          <table:table-cell table:style-name="tableauDecompteFactureMaladiePerseus.B8" office:value-type="string">
            <text:p text:style-name="P7"/>
          </table:table-cell>
          <table:table-cell table:style-name="tableauDecompteFactureMaladiePerseus.D8" office:value-type="string">
            <text:p text:style-name="P6">%=MontantTotal=%</text:p>
          </table:table-cell>
        </table:table-row>
        <table:table-row table:style-name="tableauDecompteFactureMaladiePerseus.1">
          <table:table-cell table:style-name="tableauDecompteFactureMaladiePerseus.A9" office:value-type="string">
            <text:p text:style-name="P3">%{ligneAdressePaiement}%%=AdressePaiement=%</text:p>
          </table:table-cell>
          <table:table-cell table:style-name="tableauDecompteFactureMaladiePerseus.B9" office:value-type="string">
            <text:p text:style-name="P5"/>
          </table:table-cell>
          <table:table-cell table:style-name="tableauDecompteFactureMaladiePerseus.B9" office:value-type="string">
            <text:p text:style-name="P7"/>
          </table:table-cell>
          <table:table-cell table:style-name="tableauDecompteFactureMaladiePerseus.D9" office:value-type="string">
            <text:p text:style-name="P6"/>
          </table:table-cell>
        </table:table-row>
        <table:table-row table:style-name="tableauDecompteFactureMaladiePerseus.1">
          <table:table-cell table:style-name="tableauDecompteFactureMaladiePerseus.A10" office:value-type="string">
            <text:p text:style-name="P5">%{typeLigneSept}%%=TexteMontantTotalACharge=%</text:p>
          </table:table-cell>
          <table:table-cell table:style-name="tableauDecompteFactureMaladiePerseus.B10" office:value-type="string">
            <text:p text:style-name="P5"/>
          </table:table-cell>
          <table:table-cell table:style-name="tableauDecompteFactureMaladiePerseus.B10" office:value-type="string">
            <text:p text:style-name="P5"/>
          </table:table-cell>
          <table:table-cell table:style-name="tableauDecompteFactureMaladiePerseus.D10" office:value-type="string">
            <text:p text:style-name="P6">%=MontantTotalACharge=%</text:p>
          </table:table-cell>
        </table:table-row>
        <table:table-row table:style-name="tableauDecompteFactureMaladiePerseus.1">
          <table:table-cell table:style-name="tableauDecompteFactureMaladiePerseus.A2" office:value-type="string">
            <text:p text:style-name="P8">%{typeLigneHuit}%- %=TexteDepassementQuotite=%</text:p>
          </table:table-cell>
          <table:table-cell table:style-name="tableauDecompteFactureMaladiePerseus.B11" office:value-type="string">
            <text:p text:style-name="P8"/>
          </table:table-cell>
          <table:table-cell table:style-name="tableauDecompteFactureMaladiePerseus.B11" office:value-type="string">
            <text:p text:style-name="P8"/>
          </table:table-cell>
          <table:table-cell table:style-name="tableauDecompteFactureMaladiePerseus.D11" office:value-type="string">
            <text:p text:style-name="P9">%=MontantTotalQuotite=%</text:p>
          </table:table-cell>
        </table:table-row>
        <table:table-row table:style-name="tableauDecompteFactureMaladiePerseus.1">
          <table:table-cell table:style-name="tableauDecompteFactureMaladiePerseus.A2" office:value-type="string">
            <text:p text:style-name="P8">%{typeLigneNeuf}%- %=TexteExcedantRevenus=%</text:p>
          </table:table-cell>
          <table:table-cell table:style-name="tableauDecompteFactureMaladiePerseus.B11" office:value-type="string">
            <text:p text:style-name="P8"/>
          </table:table-cell>
          <table:table-cell table:style-name="tableauDecompteFactureMaladiePerseus.B11" office:value-type="string">
            <text:p text:style-name="P9">%=MontantTotalExcedant=%</text:p>
          </table:table-cell>
          <table:table-cell table:style-name="tableauDecompteFactureMaladiePerseus.D11" office:value-type="string">
            <text:p text:style-name="P9"/>
          </table:table-cell>
        </table:table-row>
        <table:table-row table:style-name="tableauDecompteFactureMaladiePerseus.1">
          <table:table-cell table:style-name="tableauDecompteFactureMaladiePerseus.A2" office:value-type="string">
            <text:p text:style-name="P5">%{typeLigneDix}%%=TexteMontantARembourserRFM=%</text:p>
          </table:table-cell>
          <table:table-cell table:style-name="tableauDecompteFactureMaladiePerseus.B11" office:value-type="string">
            <text:p text:style-name="P5"/>
          </table:table-cell>
          <table:table-cell table:style-name="tableauDecompteFactureMaladiePerseus.B11" office:value-type="string">
            <text:p text:style-name="P5"/>
          </table:table-cell>
          <table:table-cell table:style-name="tableauDecompteFactureMaladiePerseus.D11" office:value-type="string">
            <text:p text:style-name="P6">%=MontantARembourserRFM=%</text:p>
          </table:table-cell>
        </table:table-row>
        <table:table-row table:style-name="tableauDecompteFactureMaladiePerseus.1">
          <table:table-cell table:style-name="tableauDecompteFactureMaladiePerseus.A14" office:value-type="string">
            <text:p text:style-name="P5">%{typeLigneOnze}%%=TexteMontantTotalARembourser=%</text:p>
          </table:table-cell>
          <table:table-cell table:style-name="tableauDecompteFactureMaladiePerseus.B14" office:value-type="string">
            <text:p text:style-name="P5"/>
          </table:table-cell>
          <table:table-cell table:style-name="tableauDecompteFactureMaladiePerseus.B14" office:value-type="string">
            <text:p text:style-name="P5"/>
          </table:table-cell>
          <table:table-cell table:style-name="tableauDecompteFactureMaladiePerseus.D14" office:value-type="string">
            <text:p text:style-name="P4">%=MontantARembourser=%</text:p>
          </table:table-cell>
        </table:table-row>
      </table:table>
      <text:p text:style-name="P1"/>
      <text:p text:style-name="P1">%=RemarqueVersement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creator>Mike Boillat</dc:creator>
    <dc:date>2011-09-13T16:56:39</dc:date>
    <meta:editing-cycles>60</meta:editing-cycles>
    <meta:editing-duration>PT5H45M24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7" meta:word-count="44" meta:character-count="977"/>
  </office:meta>
</office:document-meta>
</file>